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72cm"/>
    </style:style>
    <style:style style:name="co2" style:family="table-column">
      <style:table-column-properties fo:break-before="auto" style:column-width="0.61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be33d"/>
    </style:style>
    <style:style style:name="ce4" style:family="table-cell" style:parent-style-name="Default">
      <style:table-cell-properties fo:background-color="#729fcf"/>
    </style:style>
    <style:style style:name="ce5" style:family="table-cell" style:parent-style-name="Default">
      <style:table-cell-properties fo:background-color="#ff972f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ackground-color="#ffaa95"/>
    </style:style>
    <style:style style:name="ce8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number-columns-repeated="2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-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A-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-</text:p>
          </table:table-cell>
          <table:table-cell table:style-name="ce3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-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-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G-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A-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-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-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E-</text:p>
          </table:table-cell>
          <table:table-cell table:style-name="ce8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-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-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-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A-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-</text:p>
          </table:table-cell>
          <table:table-cell table:style-name="ce3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-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-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G-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A-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-</text:p>
          </table:table-cell>
          <table:table-cell table:style-name="ce7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4" office:value-type="string" calcext:value-type="string">
            <text:p>A-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-</text:p>
          </table:table-cell>
          <table:table-cell table:style-name="ce4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-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-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-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A-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-</text:p>
          </table:table-cell>
          <table:table-cell table:style-name="ce3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-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-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G-</text:p>
          </table:table-cell>
          <table:table-cell table:style-name="ce7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4" office:value-type="string" calcext:value-type="string">
            <text:p>E-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-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A-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-</text:p>
          </table:table-cell>
          <table:table-cell table:style-name="ce4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-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-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-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A-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-</text:p>
          </table:table-cell>
          <table:table-cell table:style-name="ce3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-</text:p>
          </table:table-cell>
          <table:table-cell table:style-name="ce7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5" office:value-type="string" calcext:value-type="string">
            <text:p>B-</text:p>
          </table:table-cell>
          <table:table-cell table:style-name="ce5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-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-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-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A-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-</text:p>
          </table:table-cell>
          <table:table-cell table:style-name="ce4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-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-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-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A-</text:p>
          </table:table-cell>
          <table:table-cell table:style-name="ce3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-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-</text:p>
          </table:table-cell>
          <table:table-cell table:style-name="ce5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-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-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-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A-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-</text:p>
          </table:table-cell>
          <table:table-cell table:style-name="ce4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-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-</text:p>
          </table:table-cell>
          <table:table-cell table:style-name="ce3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6" office:value-type="string" calcext:value-type="string">
            <text:p>grave</text:p>
          </table:table-cell>
          <table:table-cell table:number-columns-repeated="3"/>
          <table:table-cell office:value-type="string" calcext:value-type="string">
            <text:p>aigu</text:p>
          </table:table-cell>
          <table:table-cell table:number-columns-repeated="19"/>
        </table:table-row>
        <table:table-row table:style-name="ro1" table:number-rows-repeated="1048566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10T16:21:45.102000000</meta:creation-date>
    <dc:date>2020-12-10T17:07:03.661000000</dc:date>
    <meta:editing-duration>PT4M16S</meta:editing-duration>
    <meta:editing-cycles>1</meta:editing-cycles>
    <meta:document-statistic meta:table-count="1" meta:cell-count="163" meta:object-count="0"/>
    <meta:generator>LibreOffice/6.4.5.2$Windows_X86_64 LibreOffice_project/a726b36747cf2001e06b58ad5db1aa3a9a1872d6</meta:generator>
  </office:meta>
</office:document-meta>
</file>